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JACK EARLS <text:s/>- SLOW DOWN</text:p>
      <text:p text:style-name="Preformatted_20_Text">Hey! You be the wheels, I be the spokes baby</text:p>
      <text:p text:style-name="Preformatted_20_Text">You be the wheels, I be the spokes baby</text:p>
      <text:p text:style-name="Preformatted_20_Text">When you start a-turnin', my heart will start a-burnin'</text:p>
      <text:p text:style-name="Preformatted_20_Text">Slow down, baby slow down</text:p>
      <text:p text:style-name="Preformatted_20_Text">Slow down, set me free</text:p>
      <text:p text:style-name="Preformatted_20_Text">Got my haunted heart goin' round and round</text:p>
      <text:p text:style-name="Preformatted_20_Text">You live too fast, you got so much class</text:p>
      <text:p text:style-name="Preformatted_20_Text">Slow down, baby slow down </text:p>
      <text:p text:style-name="Preformatted_20_Text">Oh yeah, I know I should leave you mama</text:p>
      <text:p text:style-name="Preformatted_20_Text">And go out to another town</text:p>
      <text:p text:style-name="Preformatted_20_Text">But I don't know why I can't say goodbye</text:p>
      <text:p text:style-name="Preformatted_20_Text">All I can say is baby slow down</text:p>
      <text:p text:style-name="Preformatted_20_Text">Slow down, set me free</text:p>
      <text:p text:style-name="Preformatted_20_Text">Got my haunted heart goin' round and round</text:p>
      <text:p text:style-name="Preformatted_20_Text">You live too fast, you got so much class</text:p>
      <text:p text:style-name="Preformatted_20_Text">Slow down, baby slow down </text:p>
      <text:p text:style-name="Preformatted_20_Text">Slow down, set me free</text:p>
      <text:p text:style-name="Preformatted_20_Text">Got my haunted heart goin' round and round</text:p>
      <text:p text:style-name="Preformatted_20_Text">You live too fast, you got so much class</text:p>
      <text:p text:style-name="Preformatted_20_Text">Slow down, baby slow dow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document-statistic meta:table-count="0" meta:image-count="0" meta:object-count="0" meta:page-count="1" meta:paragraph-count="21" meta:word-count="151" meta:character-count="711"/>
    <dc:date>2009-04-29T17:37:17</dc:date>
    <dc:creator>rodolfoap</dc:creator>
    <meta:editing-duration>PT00H00M19S</meta:editing-duration>
    <meta:editing-cycles>1</meta:editing-cycles>
    <meta:user-defined meta:name="Info 1"/>
    <meta:user-defined meta:name="Info 2"/>
    <meta:user-defined meta:name="Info 3"/>
    <meta:user-defined meta:name="Info 4"/>
  </office:meta>
</office:document-meta>
</file>